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ProjectWizard.performFini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ewProjectWizard.NewProjectWiz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wProjectWizard.init( IWorkbench workbench , IStructuredSelection se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wProjectWizard.execute( IProgressMonitor mo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ProjectWizard.add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wProjectWizard.finishPage( IProgressMonitor monito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NewProjectWizard.updateConfig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